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E" table:style-name="ta1">
        <table:shapes>
          <draw:frame draw:z-index="0" draw:style-name="gr1" draw:text-style-name="P1" svg:width="159.99mm" svg:height="89.99mm" svg:x="68.28mm" svg:y="0mm">
            <loext:p draw:notify-on-update-of-ranges="aggregateDataE.A2:aggregateDataE.A20 aggregateDataE.B1:aggregateDataE.B1 aggregateDataE.B2:aggregateDataE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6.9mm" svg:y="93.17mm">
            <loext:p draw:notify-on-update-of-ranges="aggregateDataE.A1:aggregateDataE.A1 aggregateDataE.A2:aggregateDataE.A13 aggregateDataE.B1:aggregateDataE.B1 aggregateDataE.B2:aggregateDataE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mpty cells</text:p>
          </table:table-cell>
          <table:table-cell table:style-name="ce1" office:value-type="string" calcext:value-type="string">
            <text:p>Runtim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29922" calcext:value-type="float">
            <text:p>1.29922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783367" calcext:value-type="float">
            <text:p>7.83367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215694" calcext:value-type="float">
            <text:p>2.15694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265375" calcext:value-type="float">
            <text:p>2.6537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878933" calcext:value-type="float">
            <text:p>8.78933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925884" calcext:value-type="float">
            <text:p>9.25884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0238" calcext:value-type="float">
            <text:p>0.0002002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940547" calcext:value-type="float">
            <text:p>9.40547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877574" calcext:value-type="float">
            <text:p>0.0008775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64688" calcext:value-type="float">
            <text:p>0.0003646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307727" calcext:value-type="float">
            <text:p>0.003077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637073" calcext:value-type="float">
            <text:p>0.0006370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7415" calcext:value-type="float">
            <text:p>0.0174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07845" calcext:value-type="float">
            <text:p>0.001078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1222" calcext:value-type="float">
            <text:p>0.00712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39146" calcext:value-type="float">
            <text:p>0.03391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72886" calcext:value-type="float">
            <text:p>0.1728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77585" calcext:value-type="float">
            <text:p>0.177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04332" calcext:value-type="float">
            <text:p>0.404332</text:p>
          </table:table-cell>
        </table:table-row>
      </table:table>
      <table:named-expressions/>
      <table:database-ranges>
        <table:database-range table:name="__Anonymous_Sheet_DB__0" table:target-range-address="aggregateDataE.A2:aggregateDataE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/00/00</text:date>, <text:time style:data-style-name="N2" text:time-value="13:26:21.94497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3:28:19.647389173</dc:date>
    <meta:editing-duration>PT4M19S</meta:editing-duration>
    <meta:editing-cycles>2</meta:editing-cycles>
    <meta:generator>LibreOffice/5.1.4.2$Linux_X86_64 LibreOffice_project/1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Empty cells vs Runtime (s)</text:p>
        </chart:title>
        <chart:legend chart:legend-position="end" svg:x="13.386cm" svg:y="4.201cm" style:legend-expansion="high" chart:style-name="ch3"/>
        <chart:plot-area chart:style-name="ch4" table:cell-range-address="aggregateDataE.A2:aggregateDataE.B20 aggregateDataE.B1:aggregateDataE.B1" chart:data-source-has-labels="both" svg:x="1.331cm" svg:y="1.275cm" svg:width="11.735cm" svg:height="6.564cm">
          <chartooo:coordinate-region svg:x="2.243cm" svg:y="1.474cm" svg:width="10.636cm" svg:height="5.718cm"/>
          <chart:axis chart:dimension="x" chart:name="primary-x" chart:style-name="ch5" chartooo:axis-type="auto">
            <chartooo:date-scale/>
            <chart:title svg:x="6.321cm" svg:y="8.019cm" chart:style-name="ch6">
              <text:p>Empty cells</text:p>
            </chart:title>
            <chart:categories table:cell-range-address="aggregateDataE.A2:aggregateDataE.A20"/>
          </chart:axis>
          <chart:axis chart:dimension="y" chart:name="primary-y" chart:style-name="ch5">
            <chart:title svg:x="0.451cm" svg:y="5.448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E.B2:aggregateDataE.B20" chart:label-cell-address="aggregateDataE.B1:aggregateDataE.B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aggregateDataE.B1:aggregateDataE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aggregateDataE.A2:aggregateDataE.A20</svg:desc>
                </draw:g>
              </table:table-cell>
              <table:table-cell office:value-type="float" office:value="0.0000129922">
                <text:p>0.0000129922</text:p>
                <draw:g>
                  <svg:desc>aggregateDataE.B2:aggregateDataE.B20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783367">
                <text:p>0.000007833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215694">
                <text:p>0.000021569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265375">
                <text:p>0.0000265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878933">
                <text:p>0.00008789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925884">
                <text:p>0.00009258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00238">
                <text:p>0.0002002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940547">
                <text:p>0.00009405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877574">
                <text:p>0.0008775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64688">
                <text:p>0.0003646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07727">
                <text:p>0.003077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637073">
                <text:p>0.0006370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7415">
                <text:p>0.0174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107845">
                <text:p>0.001078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71222">
                <text:p>0.00712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339146">
                <text:p>0.03391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72886">
                <text:p>0.1728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77585">
                <text:p>0.1775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04332">
                <text:p>0.404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Empty cells vs Runtime (s) (Sample)</text:p>
        </chart:title>
        <chart:legend chart:legend-position="end" svg:x="13.386cm" svg:y="4.201cm" style:legend-expansion="high" chart:style-name="ch3"/>
        <chart:plot-area chart:style-name="ch4" table:cell-range-address="aggregateDataE.A1:aggregateDataE.B13" chart:data-source-has-labels="both" svg:x="1.331cm" svg:y="1.275cm" svg:width="11.735cm" svg:height="6.564cm">
          <chartooo:coordinate-region svg:x="2.614cm" svg:y="1.474cm" svg:width="10.265cm" svg:height="5.718cm"/>
          <chart:axis chart:dimension="x" chart:name="primary-x" chart:style-name="ch5" chartooo:axis-type="auto">
            <chartooo:date-scale/>
            <chart:title svg:x="6.321cm" svg:y="8.019cm" chart:style-name="ch6">
              <text:p>Empty cells</text:p>
            </chart:title>
            <chart:categories table:cell-range-address="aggregateDataE.A2:aggregateDataE.A13"/>
          </chart:axis>
          <chart:axis chart:dimension="y" chart:name="primary-y" chart:style-name="ch5">
            <chart:title svg:x="0.451cm" svg:y="5.448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E.B2:aggregateDataE.B13" chart:label-cell-address="aggregateDataE.B1:aggregateDataE.B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aggregateDataE.B1:aggregateDataE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aggregateDataE.A2:aggregateDataE.A13</svg:desc>
                </draw:g>
              </table:table-cell>
              <table:table-cell office:value-type="float" office:value="0.0000129922">
                <text:p>0.0000129922</text:p>
                <draw:g>
                  <svg:desc>aggregateDataE.B2:aggregateDataE.B13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783367">
                <text:p>0.000007833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215694">
                <text:p>0.000021569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265375">
                <text:p>0.0000265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878933">
                <text:p>0.00008789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925884">
                <text:p>0.00009258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00238">
                <text:p>0.0002002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940547">
                <text:p>0.00009405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877574">
                <text:p>0.0008775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64688">
                <text:p>0.0003646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07727">
                <text:p>0.003077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637073">
                <text:p>0.000637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